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Riveiltä aukeaa popuppeina muokkaus</text:p>
      <text:p text:style-name="Standard">-Popuppien toimintaa/komponenttia muutetaan, ettei taustalla hypitä</text:p>
      <text:p text:style-name="Standard">-Kursorin fokusointi popuppiin kun avataan</text:p>
      <text:p text:style-name="Standard">-Tietoarkisto miettii popupit+rivimuokkaukset, että tarvitseeko muuttaa</text:p>
      <text:p text:style-name="Standard">-Ensin pitää varata aineisto itselle, sitten muokkaa-painikkeet, jonka jälkeen kentät editoitaviksi</text:p>
      <text:p text:style-name="Standard">-Ensin readonly, sitten kun muokkaa, kentät muokattavissa</text:p>
      <text:p text:style-name="Standard"/>
      <text:p text:style-name="Standard">-Muuttujissa kaikki tekstikentiksi(textarea), voi olla paljon tekstiä</text:p>
      <text:p text:style-name="Standard"/>
      <text:p text:style-name="Standard">-Mikä workflow liittämisissä? </text:p>
      <text:p text:style-name="Standard"><text:tab/>-aineisto-mappi</text:p>
      <text:p text:style-name="Standard"><text:tab/><text:tab/>-mappi-näytöltä mieluummin, voi julkaista ilman mappia</text:p>
      <text:p text:style-name="Standard"><text:tab/>-aineisto-julkaisu</text:p>
      <text:p text:style-name="Standard"><text:tab/><text:tab/>-molemmissa</text:p>
      <text:p text:style-name="Standard"><text:tab/>-aineisto-sarja</text:p>
      <text:p text:style-name="Standard"><text:tab/><text:tab/>-aineisto</text:p>
      <text:p text:style-name="Standard"><text:tab/>-julkaisu-sarja</text:p>
      <text:p text:style-name="Standard"><text:tab/><text:tab/>-julkaisussa, eli jos julkaisuun lisätään sarja x, siihen liitetään myös kaikki aineistot, <text:tab/><text:tab/><text:tab/>jotka liittyy sarjaan x</text:p>
      <text:p text:style-name="Standard"><text:tab/><text:tab/>-n:n</text:p>
      <text:p text:style-name="Standard"><text:tab/>-Sarjalle listaus julkaisuista, jotka siihen liittyy, ei-editoitava</text:p>
      <text:p text:style-name="Standard"><text:tab/><text:tab/></text:p>
      <text:p text:style-name="Standard">-Mapista ei tiedetä mitään, haetaan aineiston numerot tms mukaan. <text:s/>Halutaan tietää missä mapissa kamat on, tähän käyttöliittymätoteutus</text:p>
      <text:p text:style-name="Standard"/>
      <text:p text:style-name="Standard">-Käännettävät kentät</text:p>
      <text:p text:style-name="Standard"><text:tab/>-voidaan ottaa suomikuvauksesta jos ei täytetty</text:p>
      <text:p text:style-name="Standard">-Useat ryhmänimet/esitekstit/jälkitekstit, onko välttämättömiä?</text:p>
      <text:p text:style-name="Standard"><text:tab/>-Joo</text:p>
      <text:p text:style-name="Standard"/>
      <text:p text:style-name="Standard">-Kääntäjän puuha</text:p>
      <text:p text:style-name="Standard"><text:tab/>-Kääntää kun hyväksytty. Entä kun julkaistu, julkaistaanko uudestaan kun käännetty</text:p>
      <text:p text:style-name="Standard"><text:tab/><text:tab/>-Kääntäjä hyväksyy, ei julkaista uudestaan</text:p>
      <text:p text:style-name="Standard"><text:tab/>-Hyväksytäänkö käännökset?</text:p>
      <text:p text:style-name="Standard"><text:tab/><text:tab/>-Kääntäjä hyväksyy</text:p>
      <text:p text:style-name="Standard"><text:tab/>-Mikä tila kun käännettävänä, luonnos? </text:p>
      <text:p text:style-name="Standard"><text:tab/><text:tab/>-Käännöspuoli hyväksyttävä erikseen</text:p>
      <text:p text:style-name="Standard"><text:tab/><text:tab/>-tila luonnos, koska voi tehdä muutoksia myös fi-puoleen</text:p>
      <text:p text:style-name="Standard"><text:tab/>-yhtaikaa käsittelijän kanssa? </text:p>
      <text:p text:style-name="Standard"><text:tab/><text:tab/>-EI</text:p>
      <text:p text:style-name="Standard"><text:tab/>-haluaako nähdä muuta kuin käännettävän?</text:p>
      <text:p text:style-name="Standard"><text:tab/><text:tab/>-joo, fi-kentät readonly (käännöstilassa, en/sv, suomipuolella toki muokattavia)</text:p>
      <text:p text:style-name="Standard"><text:tab/>-kaikki kielet yhtaikaa näkyvissä?</text:p>
      <text:p text:style-name="Standard"><text:tab/><text:tab/>-vain kaksi kieltä</text:p>
      <text:p text:style-name="Standard"><text:tab/><text:tab/>-jos en-puolella fi on ei-editoitava</text:p>
      <text:p text:style-name="Standard"><text:tab/>-tarvitseeko nähdä painikkeita</text:p>
      <text:p text:style-name="Standard"><text:tab/><text:tab/>-joo, kaikki</text:p>
      <text:p text:style-name="Standard"><text:tab/>-osassa ei suomitekstit näkyvissä?</text:p>
      <text:p text:style-name="Standard"><text:tab/><text:tab/>-Kaikissa näkyvissä ei-editoitavina</text:p>
      <text:p text:style-name="Standard"><text:soft-page-break/><text:tab/>-käännökset versioitava</text:p>
      <text:p text:style-name="Standard"><text:tab/><text:tab/>-kenttä, käyttäjä, päivämäärä (kuten muissakin)</text:p>
      <text:p text:style-name="Standard"><text:tab/>-Kääntämättömät kuvailut -lista</text:p>
      <text:p text:style-name="Standard"><text:tab/>-Omat keskeneräiset -lista</text:p>
      <text:p text:style-name="Standard"/>
      <text:p text:style-name="Standard">-Suomi-approved, en-approved</text:p>
      <text:p text:style-name="Standard">-Hyväksymisessä valittavissa mikä osa hyväksytään</text:p>
      <text:p text:style-name="Standard"/>
      <text:p text:style-name="Standard">-Halutaanko, että en/sv-painikkeet nähtävillä muilla kuin kääntäjillä?</text:p>
      <text:p text:style-name="Standard"><text:tab/>-Joo</text:p>
      <text:p text:style-name="Standard"/>
      <text:p text:style-name="Standard">-Päivämäärien lisäksi tekstikenttä, ks gui-excel</text:p>
      <text:p text:style-name="Standard"/>
      <text:p text:style-name="Standard">-Aineisto-aineisto-suhde. Jos liitetään yhteen, molemmat julkaistaan.</text:p>
      <text:p text:style-name="Standard"><text:tab/>-Kyllä</text:p>
      <text:p text:style-name="Standard"/>
      <text:p text:style-name="Standard">-Kuvailu: tekijät ja tuottajat vs tekijät</text:p>
      <text:p text:style-name="Standard"><text:tab/>-Jälkimmäinen tekijät pois</text:p>
      <text:p text:style-name="Standard"/>
      <text:p text:style-name="Standard">-Kuvailun perustiedot pois</text:p>
      <text:p text:style-name="Standard"/>
      <text:p text:style-name="Standard">-Englanninkielinen termistö</text:p>
      <text:p text:style-name="Standard"><text:tab/>-Lähetän luokkien nimet</text:p>
      <text:p text:style-name="Standard"/>
      <text:p text:style-name="Standard">-Kuvaus ldap-tiedoista, mitä tietoja asetukset-sivuille, onko käyttäjätunnus numeerinen vai teksti?</text:p>
      <text:p text:style-name="Standard"><text:tab/>-nimi+käyttäjäryhmä</text:p>
      <text:p text:style-name="Standard"><text:tab/>-Pohdittava tarvitseeko omaa sivua</text:p>
      <text:p text:style-name="Standard"/>
      <text:p text:style-name="Standard">-Versiohistoriassa vanhan version palautus laitettava jonnekin ja varmistuksen kanssa</text:p>
      <text:p text:style-name="Standard">-käännöspuolella omat vertailutiedot versioinnissa</text:p>
      <text:p text:style-name="Standard"/>
      <text:p text:style-name="Standard">-Anonymisointi → tietosuoja</text:p>
      <text:p text:style-name="Standard">-Anonymisointi uusi kenttä</text:p>
      <text:p text:style-name="Standard"/>
      <text:p text:style-name="Standard">-frekvenssi ja arvo selitteille, muu kama yleisesti</text:p>
      <text:p text:style-name="Standard"/>
      <text:p text:style-name="Standard">-Kun hyväksytään aineisto, pitää kysyä datan versio ja selite, sekä kuvailun version jutut</text:p>
      <text:p text:style-name="Standard"><text:tab/>-pvm/käsittelijä automaattisesti</text:p>
      <text:p text:style-name="Standard"/>
      <text:p text:style-name="Standard">-käyttäjätunnukset 2-3 kirjaimisia</text:p>
      <text:p text:style-name="Standard"/>
      <text:p text:style-name="Standard">-käsittelijät etunimi + sukunimen ensimmäinen tms</text:p>
      <text:p text:style-name="Standard"/>
      <text:p text:style-name="Standard">-Asiasanoissa yksi sanasto, vain sanalista+muu, joka valitessa tulee tekstikenttä</text:p>
      <text:p text:style-name="Standard"/>
      <text:p text:style-name="Standard">-Havaintoyksikkö-esim. Vain yksi sanasto, sanalistasta kun valitsee tietyn <text:s/>sanan, myös vapaateksti aukeaa. Voisi lisätä sanastojen hallintaan</text:p>
      <text:p text:style-name="Standard"/>
      <text:p text:style-name="Standard">-tieteenaloissa täytyy olla sanasto</text:p>
      <text:p text:style-name="Standard"><text:soft-page-break/></text:p>
      <text:p text:style-name="Standard">-Keruumenetelmäkohdissa vain yksi sanasto ie. Ei valita sanastoa vaan sana</text:p>
      <text:p text:style-name="Standard"/>
      <text:p text:style-name="Standard">-kvali → painokertoimet pois</text:p>
      <text:p text:style-name="Standard"/>
      <text:p text:style-name="Standard">-kvanti → Tiedostot pois (nimi muuttuu)</text:p>
      <text:p text:style-name="Standard"/>
      <text:p text:style-name="Standard">-pakollisuudet</text:p>
      <text:p text:style-name="Standard"/>
      <text:p text:style-name="Standard">-Arkistointisopimukselta pois henkilöt</text:p>
      <text:p text:style-name="Standard"/>
      <text:p text:style-name="Standard">-Tiistai 9: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</meta:initial-creator>
    <meta:creation-date>2013-11-08T11:52:37</meta:creation-date>
    <dc:date>2013-11-14T08:20:40</dc:date>
    <dc:creator>mikko </dc:creator>
    <meta:editing-duration>P1DT22H5M45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3" meta:paragraph-count="80" meta:word-count="370" meta:character-count="3395" meta:non-whitespace-character-count="3037"/>
  </office:meta>
</office:document-meta>
</file>